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9011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f0c9a"/>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19011b" officeooo:paragraph-rsid="0019011b"/>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0b95"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2d3d"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4c3d" officeooo:paragraph-rsid="00244c3d"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44fa" officeooo:paragraph-rsid="002744fa"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2744fa" officeooo:paragraph-rsid="00282d3d"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1">
      <style:paragraph-properties fo:text-align="justify" style:justify-single-word="false"/>
      <style:text-properties fo:language="ru" fo:country="RU"/>
    </style:style>
    <style:style style:name="P106" style:family="paragraph" style:parent-style-name="Text_20_body" style:list-style-name="L2">
      <style:paragraph-properties fo:text-align="justify" style:justify-single-word="false"/>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27ac2"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6086b"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b167" officeooo:paragraph-rsid="003524c6"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35ed3" officeooo:paragraph-rsid="00335ed3"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607f2" officeooo:paragraph-rsid="0036086b"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6f9f2" officeooo:paragraph-rsid="0036f9f2" style:font-style-asian="normal" style:font-style-complex="normal"/>
    </style:style>
    <style:style style:name="P11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27db4a"/>
    </style:style>
    <style:style style:name="T8" style:family="text">
      <style:text-properties fo:language="en" fo:country="US" officeooo:rsid="002bd36d"/>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font-style="normal" style:font-style-asian="normal" style:font-style-complex="normal"/>
    </style:style>
    <style:style style:name="T25" style:family="text">
      <style:text-properties style:use-window-font-color="true" fo:font-style="normal" officeooo:rsid="001872e3" style:font-style-asian="normal" style:font-style-complex="normal"/>
    </style:style>
    <style:style style:name="T26" style:family="text">
      <style:text-properties style:use-window-font-color="true" fo:font-style="normal" officeooo:rsid="001f0c9a" style:font-style-asian="normal" style:font-style-complex="normal"/>
    </style:style>
    <style:style style:name="T27" style:family="text">
      <style:text-properties style:use-window-font-color="true" fo:font-style="normal" officeooo:rsid="00208e94" style:font-style-asian="normal" style:font-style-complex="normal"/>
    </style:style>
    <style:style style:name="T28" style:family="text">
      <style:text-properties style:use-window-font-color="true" fo:font-style="normal" officeooo:rsid="002398fc" style:font-style-asian="normal" style:font-style-complex="normal"/>
    </style:style>
    <style:style style:name="T29" style:family="text">
      <style:text-properties style:use-window-font-color="true" fo:font-style="normal" officeooo:rsid="00250b95" style:font-style-asian="normal" style:font-style-complex="normal"/>
    </style:style>
    <style:style style:name="T30" style:family="text">
      <style:text-properties style:use-window-font-color="true" fo:font-style="normal" officeooo:rsid="0029eaa9"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officeooo:rsid="0017176f"/>
    </style:style>
    <style:style style:name="T38" style:family="text">
      <style:text-properties officeooo:rsid="001872e3"/>
    </style:style>
    <style:style style:name="T39" style:family="text">
      <style:text-properties officeooo:rsid="0019011b"/>
    </style:style>
    <style:style style:name="T40" style:family="text">
      <style:text-properties officeooo:rsid="001f0c9a"/>
    </style:style>
    <style:style style:name="T41" style:family="text">
      <style:text-properties officeooo:rsid="00250b95"/>
    </style:style>
    <style:style style:name="T42" style:family="text">
      <style:text-properties officeooo:rsid="002744fa"/>
    </style:style>
    <style:style style:name="T43" style:family="text">
      <style:text-properties officeooo:rsid="0027db4a"/>
    </style:style>
    <style:style style:name="T44" style:family="text">
      <style:text-properties officeooo:rsid="00282d3d"/>
    </style:style>
    <style:style style:name="T45" style:family="text">
      <style:text-properties officeooo:rsid="002f87cf"/>
    </style:style>
    <style:style style:name="T46" style:family="text">
      <style:text-properties officeooo:rsid="00335ed3"/>
    </style:style>
    <style:style style:name="T47" style:family="text">
      <style:text-properties officeooo:rsid="00343c75"/>
    </style:style>
    <style:style style:name="T48" style:family="text">
      <style:text-properties officeooo:rsid="003608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01803684564440214" text:style-name="L1">
        <text:list-item>
          <text:p text:style-name="P104">добавить детектив <text:span text:style-name="T1">(реализовано)</text:span>+ магические уроки/трактаты Старсвирла</text:p>
        </text:list-item>
        <text:list-item>
          <text:p text:style-name="P105">Терра несколько раз пытается убить Макса (один раз — в аквапарке). Несколько раз Макса спасает Селестия (даёт приказы Нексусу)</text:p>
        </text:list-item>
        <text:list-item>
          <text:p text:style-name="P105">Книги:</text:p>
        </text:list-item>
      </text:list>
      <text:list xml:id="list6261429223784566368" text:style-name="L2">
        <text:list-item>
          <text:p text:style-name="P106">«Великие грифоны прошлого» - из канона (5<text:span text:style-name="T5">s8e)</text:span></text:p>
        </text:list-item>
        <text:list-item>
          <text:p text:style-name="P106">«Высшие заклинания в повседневном использовании: от песчинки до дворца»</text:p>
        </text:list-item>
        <text:list-item>
          <text:p text:style-name="P106">«Малоизвестные аспекты магии трансформаций»</text:p>
        </text:list-item>
        <text:list-item>
          <text:p text:style-name="P10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6">Дасти Вейфарер «Зебрианская культура, быт и фольклор»</text:p>
        </text:list-item>
        <text:list-item>
          <text:p text:style-name="P106">«Краткая история Эквестрии»</text:p>
        </text:list-item>
        <text:list-item>
          <text:p text:style-name="P106">«Шедевры архитектуры Эквестрии» с разделом о Кантерлотском Королевском Дворце</text:p>
        </text:list-item>
        <text:list-item>
          <text:p text:style-name="P106">«Великие дела и великие чары». Страница 893: …</text:p>
        </text:list-item>
        <text:list-item>
          <text:p text:style-name="P106">«Природа Проклятий» - обмен</text:p>
        </text:list-item>
        <text:list-item>
          <text:p text:style-name="P106">«Магия для Чайников» - обмен</text:p>
        </text:list-item>
        <text:list-item>
          <text:p text:style-name="P106">«Энциклопедия Арканум» - обмен</text:p>
        </text:list-item>
        <text:list-item>
          <text:p text:style-name="P106">«О Гейсах» - обмен</text:p>
        </text:list-item>
        <text:list-item>
          <text:p text:style-name="P106">«Тайны Тайных Наук» - обмен</text:p>
        </text:list-item>
        <text:list-item>
          <text:p text:style-name="P106"><text:soft-page-break/>«Основы Заклятий» - обмен</text:p>
        </text:list-item>
        <text:list-item>
          <text:p text:style-name="P10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934359637828183656"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0" text:outline-level="2">1. Терра</text:h>
      <text:p text:style-name="P26">музыка - кондовая электронная, холодная и отчаянная (Electronics “Disappointed”)</text:p>
      <text:p text:style-name="P26"/>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9">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56"><text:span text:style-name="T5">&gt;\</text:span>Привет, Нексус. Это Макс.</text:p>
      <text:p text:style-name="P56"><text:span text:style-name="T5">&lt;\</text:span>Привет Макс. <text:span text:style-name="T1">Рад тебя видеть. Где ты отсутствовал три дня?</text:span></text:p>
      <text:p text:style-name="P5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6"><text:span text:style-name="T5">&gt;\</text:span>Как называется наш проект?</text:p>
      <text:p text:style-name="P56"><text:span text:style-name="T5">&lt;\</text:span>Дайсон.</text:p>
      <text:p text:style-name="P56"><text:span text:style-name="T5">&gt;\</text:span>Сколько тебе лет?</text:p>
      <text:p text:style-name="P56"><text:span text:style-name="T5">&lt;\</text:span>Два года с начала запуска кластера.</text:p>
      <text:p text:style-name="P56"><text:span text:style-name="T5">&gt;\</text:span>Какой сейчас год?</text:p>
      <text:p text:style-name="P56"><text:soft-page-break/><text:span text:style-name="T5">&gt;\</text:span>202<text:span text:style-name="T1">6</text:span>-й.</text:p>
      <text:p text:style-name="P25"/>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6"><text:span text:style-name="T5">&gt;\</text:span>Нексус, отключи память <text:span text:style-name="T1">заданий</text:span> за последнюю неделю.</text:p>
      <text:p text:style-name="P56"><text:span text:style-name="T5">&lt;\</text:span>Выполнено.</text:p>
      <text:p text:style-name="P5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5">&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5">&lt;\</text:span><text:span text:style-name="T1">Выполняю задачу</text:span>...</text:p>
      <text:p text:style-name="P57"><text:span text:style-name="T5">&lt;\</text:span>...</text:p>
      <text:p text:style-name="P57"><text:span text:style-name="T5">&lt;\</text:span>Решение:</text:p>
      <text:p text:style-name="P5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5">:47.bmf»</text:span></text:p>
      <text:p text:style-name="P24"/>
      <text:p text:style-name="P33">&lt;<text:span text:style-name="T1">как-то говённо. Улучшить</text:span>&gt;</text:p>
      <text:p text:style-name="P38">Хм, не понял? Ч<text:span text:style-name="T1">ё</text:span> за хрень?</text:p>
      <text:p text:style-name="P38"/>
      <text:p text:style-name="P56"><text:span text:style-name="T5">&gt;</text:span>\Нексус, почему ты используешь жёсткие настройки <text:span text:style-name="T1">для решения задачи</text:span>?</text:p>
      <text:p text:style-name="P56"><text:span text:style-name="T5">&lt;\</text:span>Настройки правильные, <text:span text:style-name="T1">Макс</text:span>.</text:p>
      <text:p text:style-name="P25"/>
      <text:p text:style-name="P38">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8"/>
      <text:p text:style-name="P5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8">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8">Ага, уже теплее.</text:p>
      <text:p text:style-name="P38"/>
      <text:p text:style-name="P56"><text:span text:style-name="T5">&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5">–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5">.</text:span></text:p>
      <text:p text:style-name="P62">Гудки.</text:p>
      <text:p text:style-name="P38"><text:span text:style-name="T1">У</text:span>ходя попрощался с охранником, <text:span text:style-name="T1">увлечённо исследующим тему педофилии</text:span>.</text:p>
      <text:p text:style-name="P38"><text:soft-page-break/>Всё, свободен. Хотя <text:s/><text:span text:style-name="T1">воскресенье</text:span> уже испорчен<text:span text:style-name="T1">о</text:span>.</text:p>
      <text:p text:style-name="P8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5">&lt;</text:span><text:span text:style-name="T14">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5">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9">Музыка быстрая, тревожная, надорваная и печальная (Pet Shop Boys “So Hard” ?)</text:p>
      <text:p text:style-name="P28"/>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8">Единорог поднял голову.</text:p>
      <text:p text:style-name="P38"><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снотворного таких глюков у меня ни разу не было</text:span><text:span text:style-name="T3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40"><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60">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22">Глава IV. Пределы магии</text:p>
      <text:p text:style-name="P21"/>
      <text:p text:style-name="P22">Вашему покорному слуге известны четыре предела магии: </text:p>
      <text:list xml:id="list1848714977427491929"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5">– <text:span text:style-name="T1">Восемь, о учитель!</text:span></text:p><text:p text:style-name="P95">– Отлично. Надиктую ещё две и сбегаешь за кофе.</text:p></text:note-body></text:note></text:span></text:p>
        </text:list-item>
      </text:list>
      <text:p text:style-name="P9"/>
      <text:p text:style-name="P13">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5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9">Норф заговорщицки подмигнул мне.</text:p>
      <text:p text:style-name="P19">–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повышенного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9">– Не забуду. – пообещал я.</text:p>
      <text:p text:style-name="P19"/>
      <text:h text:style-name="Heading_20_2" text:outline-level="2"><text:span text:style-name="T5">4. </text:span>Библиотека</text:h>
      <text:p text:style-name="P20">&lt;<text:span text:style-name="T3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0">На книгу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0"><text:span text:style-name="T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46"><text:soft-page-break/>Селестия нахмурилась и приняла грозный вид.</text:p>
      <text:p text:style-name="P46"><text:span text:style-name="T5">– </text:span>Не забывай, человек, я — могущественный маг и правитель Эквестрии. Ко мне нужно относиться с должным уважением!</text:p>
      <text:p text:style-name="P46"><text:span text:style-name="T5">– </text:span>А то что? Превратишь в жабу? Сошлёшь на Луну? Убьёшь нахер?</text:p>
      <text:p text:style-name="P46">Аликорница сникла. Уши её опустились.</text:p>
      <text:p text:style-name="P46"><text:span text:style-name="T5">– </text:span>Макс, не надо... Ты же знаешь, я этого не сделаю.</text:p>
      <text:p text:style-name="P46"><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46"><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6"><text:span text:style-name="T5">Аликорница уселась н</text:span>а пол <text:span text:style-name="T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46"><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6"><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5">– </text:span>Вот, читай отсюда. <text:span text:style-name="T5">– а</text:span>ликорница подчеркнула абзац копытом.</text:p>
      <text:p text:style-name="P46"/>
      <text:p text:style-name="P50">***</text:p>
      <text:p text:style-name="P50"/>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13">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44">–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pan text:style-name="T1">– Занавес. </text:span>– <text:s/><text:span text:style-name="T1">подытожил я.</text:span></text:p>
      <text:p text:style-name="P44"/>
      <text:h text:style-name="P121" text:outline-level="2"><text:span text:style-name="T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фиолетово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онечно! Скажи ей, что у меня сегодня день рождения, и я очень сильно огорчи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я его знаю! Мы с Шейлой ходили к нему играть, пока она не пропала. У Норфа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6">Я остался сидеть в полнейшем замешательстве. </text:p>
      <text:p text:style-name="P46"/>
      <text:p text:style-name="P50">***</text:p>
      <text:p text:style-name="P46">&lt;<text:span text:style-name="T35">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text:soft-page-break/>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по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text:soft-page-break/>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Ишь ты!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6"/>
      <text:p text:style-name="P46">Селестия встала, потянувшись по-кошачьи, и направилась к выходу. У двери он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Ты говорила, он от древности вообще сбрендил.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6">Селестия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text:p>
      <text:p text:style-name="P46">–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text:soft-page-break/>– Вроде да. Хотя, по-моему, дело уже не в муравьях.</text:p>
      <text:p text:style-name="P46">– По-моему, тоже. – рассмеялась аликорница. – Продолжай...</text:p>
      <text:p text:style-name="P46"/>
      <text:h text:style-name="P120" text:outline-level="2">6. Стыд</text:h>
      <text:p text:style-name="P46"/>
      <text:p text:style-name="P54">~~~ Завтра на семь в библиотеке ~~~</text:p>
      <text:p text:style-name="P54"/>
      <text:p text:style-name="P46">–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е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6">Я посмотрел на часы. До семи оставалось двадцать минут — как раз, чтоб успеть дойти до библиотеки.</text:p>
      <text:p text:style-name="P46">– На сегодня довольно. Я ж вижу, ты торопишься. – заметил Норф.</text:p>
      <text:p text:style-name="P4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саквояж и сунул его в рюкзак.</text:p>
      <text:p text:style-name="P46">– Завтра будешь? – спросил Норф.</text:p>
      <text:p text:style-name="P46">– В то же время. – подтвердил я.</text:p>
      <text:p text:style-name="P46"/>
      <text:p text:style-name="P50">***</text:p>
      <text:p text:style-name="P46"/>
      <text:p text:style-name="P46">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text:soft-page-break/>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6">– А как ты сама помнишь о том заклинании, если оно стёрто из бытия? – резонно подметил я.</text:p>
      <text:p text:style-name="P46">– У меня есть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36">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боевой ход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6">– Ты <text:span text:style-name="T13">меня</text:span> совсем не слушал, Макс. – мягко пожурила <text:span text:style-name="T13">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text:span text:style-name="T13">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8. Нелетающие пегасы</text:h>
      <text:p text:style-name="P4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text:span text:style-name="T41">сумасбродных</text:span> ловушек.</text:p>
      <text:p text:style-name="P1">И когда докладчик из Клаудсдейла, рассказывая новости небесного города, вскользь упомянул о <text:span text:style-name="T45">выпуске лётной школы</text:span>, что-то нехорошее шевельнулось у меня в груди. </text:p>
      <text:p text:style-name="P1">Гонец рассказывал о<text:span text:style-name="T45"> новых лицах политикума Клаудсдейла, </text:span>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6"/>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text:span text:style-name="T40">Ну, т</text:span>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text:span text:style-name="T40">ю</text:span>, как моя младшая сестрёнка <text:span text:style-name="T5">— и втайне немного завидовала этому</text:span>. Если бы <text:span text:style-name="T37">сестра</text:span>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7">– <text:span text:style-name="T39">Проклятье! </text:span>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text:span text:style-name="T39">сестра</text:span>?</text:p>
      <text:p text:style-name="P15">Я не верила своим глазам. Страхи прошлого вернулись ко мне с новой силой.</text:p>
      <text:p text:style-name="P7"><text:span text:style-name="T39">– Тия, э</text:span>та гадость пришла не из нашего мира. <text:span text:style-name="T39">В</text:span> их снах я видела...</text:p>
      <text:p text:style-name="P8"><text:span text:style-name="T39">Спазмы скрутили Луну и её</text:span> вырвало чёрной слизью. <text:span text:style-name="T39">Мучительно кашляя, сестра избавлялась от ментальной грязи. Наконец она</text:span> <text:span text:style-name="T39">замотала головой и </text:span>с трудом поднялась. К моей огромной радости, на меня <text:span text:style-name="T38">снова </text:span>смотрела прежняя Луна.</text:p>
      <text:p text:style-name="P8"><text:span text:style-name="T24">– </text:span><text:span text:style-name="T25">Там, в самой глубине их снов, я нашла </text:span><text:span text:style-name="T26">причину</text:span><text:span text:style-name="T25">. Ткань </text:span><text:span text:style-name="T26">реальности истончилась </text:span><text:span text:style-name="T25">и через </text:span><text:span text:style-name="T26">потёртость</text:span><text:span text:style-name="T25"> </text:span><text:span text:style-name="T26">стали просачиваться</text:span><text:span text:style-name="T25"> видения из внешних миров. И то, что я заметила краем глаза, </text:span><text:span text:style-name="T29">сестра</text:span><text:span text:style-name="T25">, мне </text:span><text:span text:style-name="T29">совсем не </text:span><text:span text:style-name="T25">понравилось. </text:span><text:span text:style-name="T30">Некоторые миры любопытны, но д</text:span><text:span text:style-name="T28">алеко не каждый пони сможет выдержать ту мерзость, что царит в иных видениях! </text:span><text:span text:style-name="T25">Мне удалось </text:span><text:span text:style-name="T26">склеить повреждение</text:span><text:span text:style-name="T25">, но ткань совсем </text:span><text:span text:style-name="T27">непрочная</text:span><text:span text:style-name="T25">. Скоро она </text:span><text:span text:style-name="T26">протрётся </text:span><text:span text:style-name="T25"><text:s/>ещё в нескольких местах. </text:span><text:span text:style-name="T26">И когда разрывы станут достаточно большими,</text:span><text:span text:style-name="T25"> </text:span><text:span text:style-name="T26">будут </text:span><text:span text:style-name="T27">появляться</text:span><text:span text:style-name="T25"> дыры и в реальном мире.</text:span></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text:span text:style-name="T41">н</text:span>, но это не его почерк. Вдобавок, <text:span text:style-name="T42">этот пройдоха</text:span> слишком привязан к Эквестрии, как бы ни старался это скрыть. Старейшин<text:span text:style-name="T41">а</text:span> Великих драконов <text:span text:style-name="T41">не просыпается последние шестьсот лет. Иггуса не существует. А остальные не настолько могущественны, чтобы действовать на этом уровне магии.</text:span></text:p>
      <text:p text:style-name="P52">Ну что ж<text:span text:style-name="T43">е</text:span>, основное искусство правления <text:span text:style-name="T5">— умение делегировать полномочия. Вечером того же дня я села за письменный стол.</text:span></text:p>
      <text:p text:style-name="P52"><text:span text:style-name="T5">“Дорогая Твайлайт Спаркл! Очень рада, что моё следующее задание для тебя послужит нам поводом встретиться в Кантерлоте. </text:span><text:span text:style-name="T7">Мне понадобятся твои способности к поиску и систематизации информации, которые ты, не сомневаюсь, отточила, </text:span><text:span text:style-name="T8">будучи библиотекарем</text:span><text:span text:style-name="T7"> Понивилля...</text:span><text:span text:style-name="T5">”.</text:span></text:p>
      <text:p text:style-name="P51"/>
      <text:p text:style-name="P53">***</text:p>
      <text:p text:style-name="P48"><text:soft-page-break/></text:p>
      <text:p text:style-name="P49">– <text:span text:style-name="T44">А что стало с жеребятами? – спросил я.</text:span></text:p>
      <text:p text:style-name="P110">– <text:span text:style-name="T44">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span></text:p>
      <text:p text:style-name="P113">Дирижабль, важно покачиваясь, отчалил от пирса, <text:span text:style-name="T47">медленно разворачиваясь против солнца.</text:span> <text:span text:style-name="T47">На палубе суетились матросы, выбирая гайдропы.</text:span></text:p>
      <text:p text:style-name="P112">Селестия сложила крылья и <text:span text:style-name="T46">потянулась</text:span>. <text:span text:style-name="T46">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text:span></text:p>
      <text:p text:style-name="P114">Я не успел даже удивиться, когда земля под ногами толкнула меня вверх и вперёд, в проём мимо аликорницы. <text:span text:style-name="T48">Ударившись плечом о зубец, я развернулся и стал падать спиной, </text:span>описыва<text:span text:style-name="T48">я широкую</text:span> дугу. Как в замедленной съёмке я отмечал <text:span text:style-name="T48">рывок аликорницы ко мне и проступивший ужас в её глазах.</text:span></text:p>
      <text:p text:style-name="P115">&lt;Селестия кидается вслед за ним и подхватывает его на спину. В полёте Макс получает крыльями по рёбрам. Сел приглашает его к себе (для лечения) и дальше - 34&gt;</text:p>
      <text:p text:style-name="P111"/>
      <text:p text:style-name="P46"/>
      <text:p text:style-name="P47">Откуда-то с окраины парка донёсся еле слышный вопль:</text:p>
      <text:p text:style-name="P47">– Индиго-о-о! Индиго-о-о-о! Домой!! Где эта несносная кобылка?!</text:p>
      <text:p text:style-name="P47">Я вспомнил утреннюю встречу.</text:p>
      <text:p text:style-name="P47">– У меня к тебе просьба от одной весьма бойкой особы.</text:p>
      <text:p text:style-name="P47">– Да? – отвлеклась от мрачных дум аликорница.</text:p>
      <text:p text:style-name="P47">– Некая Индиго Мэдтроттер просила тебя найти её подружку, Шейлу Блюскай. Якобы, она пропала.</text:p>
      <text:p text:style-name="P47">– Шейла? – Селестия тёрла копытом висок, старалась освежить память. – Да-да, помню её.</text:p>
      <text:p text:style-name="P47"/>
      <text:p text:style-name="P47"/>
      <text:p text:style-name="P47">&lt;Индиго Мэдтроттер утратила Шейлу Блюскай. Селестия вспоминает эпизод с Шейлой.&gt;</text:p>
      <text:p text:style-name="P47"/>
      <text:p text:style-name="P47">&lt;<text:span text:style-name="T13">(после 34:</text:span></text:p>
      <text:p text:style-name="P36">← Не понял? А что это, если не любовь?</text:p>
      <text:p text:style-name="P36">- Мааакс! - мягко произнесла аликорница. - Аликорны не могут любить. Я же тебе рассказывала прямо перед этим. Думала, ты поймёшь...</text:p>
      <text:p text:style-name="P36">– Охренеть! А зачем ты завела отношения со мной? Тебе жеребцов из дворцовой стражи не хватает? Свежачка захотелось? </text:p>
      <text:p text:style-name="P6"><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36">– Тьфу!</text:p>
      <text:p text:style-name="P47"><text:span text:style-name="T13">– <text:s/>Мне очень жаль...</text:span>&gt;</text:p>
      <text:p text:style-name="P47"/>
      <text:p text:style-name="P45"><text:span text:style-name="T1">&lt;</text:span>сюжеты из 1001 ночи<text:span text:style-name="T1">&gt;</text:span></text:p>
      <text:p text:style-name="P47"/>
      <text:p text:style-name="P47"><text:soft-page-break/>&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и после этого она исчезает из Эквестрии. При этом она успевает сказать Максу, что она его...&gt;</text:p>
      <text:p text:style-name="P43"/>
      <text:p text:style-name="P41"/>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4">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3">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7">&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34"/>
      <text:p text:style-name="P4">***</text:p>
      <text:p text:style-name="P17"/>
      <text:p text:style-name="P2"><text:span text:style-name="T5">&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7"/>
      <text:h text:style-name="P123" text:outline-level="2">Рассказ Селестии <text:span text:style-name="T13">(“1001 ночь”)</text:span></text:h>
      <text:p text:style-name="P9"/>
      <text:p text:style-name="P17"/>
      <text:p text:style-name="P2"/>
      <text:h text:style-name="P12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oft-page-break/><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1"><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3"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3">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oft-page-break/><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oft-page-break/><text:span text:style-name="T5">–</text:span> Принцесса…</text:p>
      <text:p text:style-name="P2"><text:span text:style-name="T5">–</text:span> Луна, мой дорогой. Для тебя <text:span text:style-name="T5">—</text:span> Луна…</text:p>
      <text:p text:style-name="P2">...</text:p>
      <text:p text:style-name="P2"/>
      <text:h text:style-name="P123"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3">34 - утерянная глава </text:span><text:span text:style-name="T5">&gt;</text:span></text:p>
      <text:p text:style-name="P2"><text:span text:style-name="T5">&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3"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oft-page-break/>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5">– Куда проваливаться? – не понял я</text:p>
      <text:p text:style-name="P35">– Они не знают. В тех провалах не видно дна...</text:p>
      <text:p text:style-name="P2"/>
      <text:h text:style-name="P12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pan text:style-name="T5">&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7"/>
      <text:p text:style-name="P2"><text:span text:style-name="T5">–</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81"/>
      <text:p text:style-name="P2"><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oft-page-break/><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text:soft-page-break/>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5">&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oft-page-break/><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5">&lt;</text:span><text:span text:style-name="T1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5">&gt;</text:span></text:p>
      <text:p text:style-name="P17"/>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oft-page-break/><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oft-page-break/><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text:soft-page-break/></text:p>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text:soft-page-break/>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5">&gt;</text:span></text:p>
      <text:p text:style-name="P17"/>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3">согласовать с тем, что говорил Анакорн о Р/Д</text:span><text:span text:style-name="T5">&gt;</text:span>). </text:p>
      <text:p text:style-name="P2">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5">&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3">Подходя к замку Принцесс, Дэш рассказывает Максу обо сне, который она утаила - с Леро.</text:span><text:span text:style-name="T5">&gt;</text:span> </text:p>
      <text:p text:style-name="P2"/>
      <text:p text:style-name="P2"><text:soft-page-break/><text:span text:style-name="T5">&lt;</text:span><text:span text:style-name="T13">Кто следующий готов рассказывать?</text:span></text:p>
      <text:p text:style-name="P31">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5">&gt;</text:span></text:p>
      <text:p text:style-name="P2"/>
      <text:p text:style-name="P2"><text:span text:style-name="T5">&lt;</text:span><text:span text:style-name="T13">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17"/>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5">–</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2"/>
      <text:p text:style-name="P2"><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7"/>
      <text:p text:style-name="P2"><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4">Дуглас </text:span><text:span text:style-name="T15">—</text:span><text:span text:style-name="T14">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5">&lt;</text:span><text:span text:style-name="T13">высоко летать нельзя из-за молний</text:span><text:span text:style-name="T5">&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2">И опять, как <text:span text:style-name="T5">&lt;</text:span><text:span text:style-name="T13">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3">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5">&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7"/>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81"/>
      <text:p text:style-name="P2"><text:span text:style-name="T5">&lt;</text:span><text:span text:style-name="T13">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3">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text:soft-page-break/>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8894913389708845842" text:style-name="L5">
        <text:list-header>
          <text:p text:style-name="P116"><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203402064502798" text:continue-numbering="true" text:style-name="L5">
        <text:list-header>
          <text:p text:style-name="P116">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402235575405" text:continue-numbering="true" text:style-name="L5">
        <text:list-header>
          <text:p text:style-name="P116">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403098018233"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22"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2"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pan text:style-name="T5">– </text:span>А как мы попадём в его квартиру? Там сейчас кто-то живёт? – Флаттершай прыгала на одной ноге, 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6601407411049271140" text:style-name="L6">
        <text:list-header>
          <text:p text:style-name="P117">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7"><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7"><text:span text:style-name="T5">– </text:span>Макс, тут окно разбито! И верёвка какая-то висит. – крикнула Флаттершай из кухни.</text:p>
      <text:p text:style-name="P97"><text:span text:style-name="T5">–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5">–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5">– </text:span>Оп-па! – пробормотала Эпплджек. – Нежданчик!</text:p>
      <text:p text:style-name="P97"><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7"><text:soft-page-break/>В проёме дверей появилась Флаттершай.</text:p>
      <text:p text:style-name="P82"><text:span text:style-name="T5">– </text:span>С кем это вы тут разговариваете?</text:p>
      <text:list xml:id="list5706574782121837959"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23" text:outline-level="2">Селестия</text:h>
      <text:p text:style-name="P97"/>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 Кто тут? Макс, кто ещё с тобой?</text:p>
      <text:p text:style-name="P98"><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text:soft-page-break/>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8">–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text:soft-page-break/>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
      <text:p text:style-name="P92">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 Дискорд, миленький, прости его. Макс хороший. Он просто не знал, что ты тоже хороший...</text:p>
      <text:p text:style-name="P88">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lt;<text:span text:style-name="T14">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этого Эпплджек.</text:p>
      <text:p text:style-name="P92">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2">– И что? – продолжила его мысль Эпплджек.</text:p>
      <text:p text:style-name="P92">–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text:soft-page-break/>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8"/>
      <text:h text:style-name="P123" text:outline-level="2">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5">&lt;</text:span><text:span text:style-name="T13">полгода</text:span><text:span text:style-name="T5">&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text:soft-page-break/>–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4">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1">–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15">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 Хорошо. Уболтал. Кьютимарки беру на себя. Так и знал, что мне самое трудное достанется!</text:p>
      <text:p text:style-name="P9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
      <text:p text:style-name="P10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0">Я подозрительно посмотрел на Анакорна.</text:p>
      <text:p text:style-name="P100"><text:span text:style-name="T5">–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9"><text:span text:style-name="T5">– </text:span>Факн щит<text:note text:id="ftn12" text:note-class="footnote"><text:note-citation>12</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9">Анакорн развёл руками.</text:p>
      <text:p text:style-name="P9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1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text:soft-page-break/></text:p>
      <text:p text:style-name="P72">***</text:p>
      <text:p text:style-name="P72"/>
      <text:p text:style-name="P71">&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5">&lt;</text:span><text:span text:style-name="T13">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3">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text:soft-page-break/>– Как вам это нравится, господа?! Дискорд — спаситель Эквестрии! А ведь звучит!!! Разрешите откланяться!..</text:p>
      <text:p text:style-name="P88"/>
      <text:list xml:id="list7393244112207202179" text:style-name="L8">
        <text:list-header>
          <text:p text:style-name="P118">(<text:span text:style-name="T19">Луна — как повелительница снов, слышала разговор Макса с Анакорном</text:span>)</text:p>
          <text:p text:style-name="P119"/>
        </text:list-header>
      </text:list>
      <text:p text:style-name="P89">***</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3" text:outline-level="2"><text:soft-page-break/>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5T20:34:01.246712640</dc:date>
    <meta:editing-duration>P50DT1H37M32S</meta:editing-duration>
    <meta:editing-cycles>2094</meta:editing-cycles>
    <meta:generator>LibreOffice/5.0.2.2$Linux_X86_64 LibreOffice_project/00m0$Build-2</meta:generator>
    <meta:document-statistic meta:table-count="0" meta:image-count="0" meta:object-count="0" meta:page-count="123" meta:paragraph-count="2553" meta:word-count="56598" meta:character-count="376110" meta:non-whitespace-character-count="319304"/>
  </office:meta>
</office:document-meta>
</file>